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86211" officeooo:paragraph-rsid="00086211"/>
    </style:style>
    <style:style style:name="P2" style:family="paragraph" style:parent-style-name="Standard">
      <style:text-properties officeooo:rsid="00091d1c" officeooo:paragraph-rsid="00091d1c"/>
    </style:style>
    <style:style style:name="P3" style:family="paragraph" style:parent-style-name="Standard">
      <style:paragraph-properties fo:text-align="start" style:justify-single-word="false"/>
      <style:text-properties officeooo:rsid="00172265" officeooo:paragraph-rsid="00172265"/>
    </style:style>
    <style:style style:name="P4" style:family="paragraph" style:parent-style-name="Standard">
      <style:text-properties fo:font-size="14pt" style:text-underline-style="solid" style:text-underline-width="auto" style:text-underline-color="font-color" officeooo:rsid="00086211" officeooo:paragraph-rsid="00086211" style:font-size-asian="14pt" style:font-size-complex="14pt"/>
    </style:style>
    <style:style style:name="P5" style:family="paragraph" style:parent-style-name="Standard">
      <style:text-properties fo:font-size="14pt" style:text-underline-style="solid" style:text-underline-width="auto" style:text-underline-color="font-color" officeooo:paragraph-rsid="0026426d" style:font-size-asian="14pt" style:font-size-complex="14pt"/>
    </style:style>
    <style:style style:name="P6" style:family="paragraph" style:parent-style-name="Standard">
      <style:text-properties fo:font-size="12pt" style:text-underline-style="solid" style:text-underline-width="auto" style:text-underline-color="font-color" officeooo:paragraph-rsid="0026426d" style:font-size-asian="10.5pt" style:font-size-complex="12pt"/>
    </style:style>
    <style:style style:name="P7" style:family="paragraph" style:parent-style-name="Standard">
      <style:paragraph-properties fo:text-align="start" style:justify-single-word="false"/>
      <style:text-properties fo:font-size="12pt" officeooo:rsid="00172265" officeooo:paragraph-rsid="00172265" style:font-size-asian="10.5pt" style:font-size-complex="12pt"/>
    </style:style>
    <style:style style:name="P8" style:family="paragraph" style:parent-style-name="Standard">
      <style:paragraph-properties fo:text-align="start" style:justify-single-word="false"/>
      <style:text-properties fo:font-size="12pt" officeooo:rsid="002e701f" officeooo:paragraph-rsid="002e701f" style:font-size-asian="10.5pt" style:font-size-complex="12pt"/>
    </style:style>
    <style:style style:name="P9" style:family="paragraph" style:parent-style-name="Text_20_body">
      <style:paragraph-properties fo:margin-top="0in" fo:margin-bottom="0in" loext:contextual-spacing="false" fo:line-height="120%" fo:text-align="end" style:justify-single-word="false"/>
      <style:text-properties fo:font-size="9pt" officeooo:rsid="00172265" officeooo:paragraph-rsid="00172265" style:font-size-asian="9pt" style:font-size-complex="9pt"/>
    </style:style>
    <style:style style:name="P10" style:family="paragraph" style:parent-style-name="Standard">
      <style:paragraph-properties fo:text-align="center" style:justify-single-word="false"/>
      <style:text-properties fo:font-size="16pt" officeooo:rsid="00172265" officeooo:paragraph-rsid="00172265" style:font-size-asian="16pt" style:font-size-complex="16pt"/>
    </style:style>
    <style:style style:name="P11" style:family="paragraph" style:parent-style-name="Standard" style:list-style-name="L1">
      <style:text-properties officeooo:paragraph-rsid="002a821b"/>
    </style:style>
    <style:style style:name="P12" style:family="paragraph" style:parent-style-name="Standard" style:list-style-name="L1">
      <style:text-properties fo:font-size="12pt" style:text-underline-style="none" officeooo:rsid="00288935" officeooo:paragraph-rsid="00288935" style:font-size-asian="12pt" style:font-size-complex="12pt"/>
    </style:style>
    <style:style style:name="P13" style:family="paragraph">
      <loext:graphic-properties draw:fill="none" draw:fill-color="#ffffff"/>
    </style:style>
    <style:style style:name="P14" style:family="paragraph">
      <style:paragraph-properties fo:margin-top="0in" fo:margin-bottom="0in" fo:text-align="end"/>
    </style:style>
    <style:style style:name="P15" style:family="paragraph">
      <style:paragraph-properties fo:text-align="end"/>
    </style:style>
    <style:style style:name="P16" style:family="paragraph">
      <loext:graphic-properties draw:fill="none" draw:fill-color="#ffffff"/>
      <style:paragraph-properties fo:margin-top="0in" fo:margin-bottom="0in" fo:text-align="end"/>
      <style:text-properties fo:font-size="11pt" style:font-size-asian="11pt" style:font-size-complex="11pt"/>
    </style:style>
    <style:style style:name="T1" style:family="text">
      <style:text-properties officeooo:rsid="000975c0"/>
    </style:style>
    <style:style style:name="T2" style:family="text">
      <style:text-properties officeooo:rsid="000b4882"/>
    </style:style>
    <style:style style:name="T3" style:family="text">
      <style:text-properties officeooo:rsid="000e8945"/>
    </style:style>
    <style:style style:name="T4" style:family="text">
      <style:text-properties fo:font-size="12pt" style:text-underline-style="none" officeooo:rsid="00288935" style:font-size-asian="12pt" style:language-asian="ko" style:country-asian="KR" style:font-size-complex="12pt"/>
    </style:style>
    <style:style style:name="T5" style:family="text">
      <style:text-properties fo:font-size="12pt" style:text-underline-style="none" officeooo:rsid="00148621" style:font-size-asian="12pt" style:language-asian="ko" style:country-asian="KR" style:font-size-complex="12pt"/>
    </style:style>
    <style:style style:name="T6" style:family="text">
      <style:text-properties fo:font-size="12pt" style:text-underline-style="none" officeooo:rsid="001e6d41" style:font-size-asian="12pt" style:language-asian="ko" style:country-asian="KR" style:font-size-complex="12pt"/>
    </style:style>
    <style:style style:name="T7" style:family="text">
      <style:text-properties fo:font-size="12pt" style:text-underline-style="none" officeooo:rsid="001db419" style:font-size-asian="12pt" style:language-asian="ko" style:country-asian="KR" style:font-size-complex="12pt"/>
    </style:style>
    <style:style style:name="T8" style:family="text">
      <style:text-properties fo:font-size="12pt" style:text-underline-style="none" officeooo:rsid="00165e3e" style:font-size-asian="12pt" style:language-asian="ko" style:country-asian="KR" style:font-size-complex="12pt"/>
    </style:style>
    <style:style style:name="T9" style:family="text">
      <style:text-properties fo:font-size="12pt" style:text-underline-style="none" officeooo:rsid="001c7475" style:font-size-asian="12pt" style:language-asian="ko" style:country-asian="KR" style:font-size-complex="12pt"/>
    </style:style>
    <style:style style:name="T10" style:family="text">
      <style:text-properties fo:font-size="12pt" style:text-underline-style="none" officeooo:rsid="001f93a9" style:font-size-asian="12pt" style:language-asian="ko" style:country-asian="KR" style:font-size-complex="12pt"/>
    </style:style>
    <style:style style:name="T11" style:family="text">
      <style:text-properties fo:font-size="12pt" style:text-underline-style="none" officeooo:rsid="001ff68b" style:font-size-asian="12pt" style:language-asian="ko" style:country-asian="KR" style:font-size-complex="12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officeooo:rsid="002ea67c"/>
    </style:style>
    <style:style style:name="T14" style:family="text">
      <style:text-properties officeooo:rsid="002fa81b"/>
    </style:style>
    <style:style style:name="T15" style:family="text">
      <style:text-properties officeooo:rsid="0035a62f"/>
    </style:style>
    <style:style style:name="T16" style:family="text">
      <style:text-properties fo:font-size="11pt" style:font-size-asian="11pt" style:font-size-complex="11pt"/>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0.7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text:anchor-type="paragraph" draw:z-index="0" draw:name="Shape1" draw:style-name="gr1" draw:text-style-name="P13" svg:width="2.3079in" svg:height="0.7614in" svg:x="0.0244in" svg:y="-0.4165in"><draw:text-box><text:p>CS408 Computer Science Project</text:p><text:p>Fall 2016</text:p></draw:text-box></draw:frame><draw:frame text:anchor-type="paragraph" draw:z-index="1" draw:name="Shape2" draw:style-name="gr2" draw:text-style-name="P16" svg:width="2.6634in" svg:height="0.5787in" svg:x="4.3035in" svg:y="-0.5764in"><draw:text-box><text:p text:style-name="P14"><text:span text:style-name="T16">김현승 <text:s/></text:span><text:span text:style-name="T16">HyunSeung Kim </text:span><text:span text:style-name="T16">20120048</text:span></text:p><text:p text:style-name="P14"><text:span text:style-name="T16">Schneider Léo 20166434</text:span></text:p><text:p text:style-name="P15"><text:span text:style-name="T16">Thévenet Pierre 20166488</text:span></text:p></draw:text-box></draw:frame></text:p>
      <text:p text:style-name="P10">Project Presentation</text:p>
      <text:p text:style-name="P7"/>
      <text:p text:style-name="P8"><text:span text:style-name="T12">General Idea</text:span> </text:p>
      <text:p text:style-name="P8"/>
      <text:p text:style-name="P8"><text:tab/>Our project consists <text:span text:style-name="T15">in</text:span> developing a<text:span text:style-name="T14">n</text:span> instant messaging web application, <text:span text:style-name="T13">allowing two people to discuss whether they are online or not, and allowing them to communicate without anyone else listening when possible.</text:span></text:p>
      <text:p text:style-name="P3"/>
      <text:p text:style-name="P4">Problem Statement</text:p>
      <text:p text:style-name="P1"/>
      <text:p text:style-name="P2"><text:tab/>Instant messaging services usually implies giving your conversation data to the service provider, with <text:span text:style-name="T1">absolutely </text:span>no control on <text:span text:style-name="T1">it</text:span>. Although this can practical for some reasons, this is sometime useless and inefficient. <text:span text:style-name="T2">Whattsapp, KakaoTalk and Telegram for example forces the user to send the messages to their server, this could be avoided. </text:span>Indeed, when two people are connected, these two may want to talk directly to each other without <text:span text:style-name="T1">allowing an eventual eavesdropper from the provider to spy on the discussion.</text:span></text:p>
      <text:p text:style-name="P2"><text:tab/><text:span text:style-name="T2">Nowadays there are services specifically designed to solve this privacy problem. Nevertheless they lack the convenience of the other ones, for example letting two people send messages to each other even when one is disconnected.</text:span></text:p>
      <text:p text:style-name="P2"><text:tab/><text:span text:style-name="T2">The problem is therefore to let the users choose between convenience and privacy, when they have the choice. If one person is disconnected, the other user should be able to decide either to wait until he connects, or to send him a message that will be stored in the provider’s server to permit the message to be delivered. And when these two people are connected, they should be able to avoid sending their messages via the provider’s server, and therefore having a private conversation.</text:span></text:p>
      <text:p text:style-name="P2"><text:tab/><text:span text:style-name="T3">Therefore we think that a service that not only encrypts messages but also avoid unnecessary data collection is an interesting project.</text:span></text:p>
      <text:p text:style-name="Standard"/>
      <text:p text:style-name="P5">Technical Challenges</text:p>
      <text:p text:style-name="P6"/>
      <text:list xml:id="list462417776389862672" text:style-name="L1">
        <text:list-item>
          <text:p text:style-name="P12">Peer authentication – When two user try to connect directly, each user must make sure that the other user is the real one. Even if each user knows the address of the other given by server, forgery is possible. Therefore authentication is important for security reason, as my peer actually can be an attacker, a sniffer, or any other entity which has intention to exploit the connection for some malicious goal. To solve this problem, we need to find one which both user can trust. Before establishing direct connection, the only party users can trust is server. We need to design a mechanism for server to coordinate connection making process.</text:p>
        </text:list-item>
        <text:list-item>
          <text:p text:style-name="P11"><text:span text:style-name="기본_20_단락_20_글꼴"><text:span text:style-name="T4">NAT shadowing – In network NAT(Network Address Translation) remaps IP address and port number of hosts inside firewall to public IP and arbitrary port number. It is deployed for security, network utilization purpose. If two hosts are behind NAT, then direct connection making between them may be very hard, especially from the fact we are designing our service for web platform. Hole punching mechanism can solve the problem but it will be difficult to implement because we can’t do socket programming directly in web browser.</text:span></text:span></text:p>
        </text:list-item>
        <text:list-item>
          <text:p text:style-name="P11"><text:span text:style-name="기본_20_단락_20_글꼴"><text:span text:style-name="T5">Encryption </text:span></text:span><text:span text:style-name="기본_20_단락_20_글꼴"><text:span text:style-name="T6">for communication.</text:span></text:span></text:p>
        </text:list-item>
        <text:list-item>
          <text:p text:style-name="P11"><text:span text:style-name="기본_20_단락_20_글꼴"><text:span text:style-name="T7">How to implement d</text:span></text:span><text:span text:style-name="기본_20_단락_20_글꼴"><text:span text:style-name="T8">irect communication between two browsers.</text:span></text:span></text:p>
        </text:list-item>
        <text:list-item>
          <text:p text:style-name="P11"><text:span text:style-name="기본_20_단락_20_글꼴"><text:span text:style-name="T9">Database architecture and use of efficient SQL requests.</text:span></text:span></text:p>
        </text:list-item>
        <text:list-item>
          <text:p text:style-name="P11"><text:span text:style-name="기본_20_단락_20_글꼴"><text:span text:style-name="T10">Designing a </text:span></text:span><text:span text:style-name="기본_20_단락_20_글꼴"><text:span text:style-name="T11">convenient</text:span></text:span><text:span text:style-name="기본_20_단락_20_글꼴"><text:span text:style-name="T10"> user interfac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캡션"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목록" style:family="paragraph" style:parent-style-name="Text_20_body">
      <style:paragraph-properties fo:hyphenation-ladder-count="no-limit"/>
      <style:text-properties fo:hyphenate="false" fo:hyphenation-remain-char-count="2" fo:hyphenation-push-char-count="2"/>
    </style:style>
    <style:style style:name="표준" style:family="paragraph">
      <style:paragraph-properties fo:orphans="0" fo:widows="0" fo:hyphenation-ladder-count="no-limit" style:text-autospace="none" style:line-break="normal"/>
      <style:text-properties fo:hyphenate="false" fo:hyphenation-remain-char-count="2" fo:hyphenation-push-char-count="2"/>
    </style:style>
    <style:style style:name="기본_20_단락_20_글꼴" style:display-name="기본 단락 글꼴"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20:46:05.249204465</meta:creation-date>
    <dc:date>2016-09-12T09:24:06.557816256</dc:date>
    <meta:editing-duration>PT1H13M45S</meta:editing-duration>
    <meta:editing-cycles>39</meta:editing-cycles>
    <meta:generator>LibreOffice/5.1.5.2$Linux_X86_64 LibreOffice_project/10$Build-2</meta:generator>
    <meta:document-statistic meta:table-count="0" meta:image-count="0" meta:object-count="0" meta:page-count="1" meta:paragraph-count="15" meta:word-count="484" meta:character-count="3012" meta:non-whitespace-character-count="2541"/>
  </office:meta>
</office:document-meta>
</file>